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3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4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5" style:family="text">
      <style:text-properties fo:font-weight="bold" style:font-weight-asian="bold" style:font-weight-complex="bold" style:font-name="Times New Roman"/>
    </style:style>
    <style:style style:name="T16" style:family="text">
      <style:text-properties style:font-name="Times New Roman"/>
    </style:style>
    <style:style style:name="T17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18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9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style:font-name-asian="Times New Roman" style:font-name-complex="Times New Roman" fo:font-weight="bold" style:font-weight-asian="bold" style:font-weight-complex="bold"/>
    </style:style>
    <style:style style:name="T23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24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2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26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2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2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2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3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3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3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3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34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35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36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37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38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39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4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5" style:family="text">
      <style:text-properties style:font-name="Times New Roman1" fo:font-size="12pt" style:font-size-asian="12pt" style:font-size-complex="12pt" style:font-name-complex="Times New Roman1"/>
    </style:style>
    <style:style style:name="T46" style:family="text">
      <style:text-properties style:font-name="Times New Roman1" fo:font-size="12pt" style:font-size-asian="12pt" style:font-size-complex="12pt" style:font-name-complex="Times New Roman"/>
    </style:style>
    <style:style style:name="T47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48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49" style:family="text">
      <style:text-properties style:font-name="Times New Roman1" fo:font-size="12pt" style:font-name-complex="Times New Roman1" style:font-size-asian="12pt" style:font-size-complex="12pt"/>
    </style:style>
    <style:style style:name="T50" style:family="text">
      <style:text-properties style:font-name="Times New Roman1" fo:font-size="12pt" style:font-size-asian="12pt" style:font-size-complex="12pt" fo:font-style="normal" style:font-style-complex="normal"/>
    </style:style>
    <style:style style:name="T51" style:family="text">
      <style:text-properties style:font-name="Times New Roman1" fo:font-size="12pt" style:font-size-asian="12pt" style:font-size-complex="12pt" fo:font-style="italic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style:font-size-asian="12pt" style:font-size-complex="12pt" fo:font-style="italic" style:font-style-complex="italic"/>
    </style:style>
    <style:style style:name="T54" style:family="text">
      <style:text-properties style:font-name="Times New Roman" style:font-name-asian="Times New Roman" style:font-name-complex="Times New Roman"/>
    </style:style>
    <style:style style:name="T55" style:family="text">
      <style:text-properties style:font-name-complex="Times New Roman1"/>
    </style:style>
    <style:style style:name="T56" style:family="text">
      <style:text-properties style:font-name-complex="Times New Roman"/>
    </style:style>
    <style:style style:name="T57" style:family="text">
      <style:text-properties style:font-name-complex="Times New Roman1" fo:font-style="italic" style:font-style-complex="italic"/>
    </style:style>
    <style:style style:name="T58" style:family="text">
      <style:text-properties style:font-name-complex="Times New Roman1" fo:font-style="normal" style:font-style-complex="normal"/>
    </style:style>
    <style:style style:name="T59" style:family="text">
      <style:text-properties style:font-name-complex="Times New Roman1" fo:font-size="12pt" style:font-size-asian="12pt" style:font-size-complex="12pt"/>
    </style:style>
    <style:style style:name="T60" style:family="text">
      <style:text-properties fo:font-size="12pt" style:font-size-asian="12pt" style:font-size-complex="12pt" style:font-name-complex="Times New Roman"/>
    </style:style>
    <style:style style:name="T61" style:family="text">
      <style:text-properties fo:font-size="12pt" style:font-size-asian="12pt" style:font-size-complex="12pt" style:font-name-complex="Times New Roman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41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41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 </text:span><text:span text:style-name="T10">+ -</text:span><text:span text:style-name="T41">te</text:span><text:span text:style-name="T10">/-</text:span><text:span text:style-name="T41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41">Linguae vasconum primitiae</text:span><text:span text:style-name="T10"> (1545)</text:span></text:p>
          </table:table-cell>
          <table:table-cell office:value-type="string" calcext:value-type="string">
            <text:p><text:span text:style-name="T11">Etxepare, </text:span><text:span text:style-name="T45">Bernat. 1980 </text:span><text:span text:style-name="T46">[1545]</text:span><text:span text:style-name="T45">. </text:span><text:span text:style-name="T47">Linguae vasconum primitiae</text:span><text:span text:style-name="T4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 </text:span><text:span text:style-name="T10">+ -</text:span><text:span text:style-name="T41">te</text:span><text:span text:style-name="T10">/-</text:span><text:span text:style-name="T41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41">Dictionarium linguae cantabricae</text:span> (1562)</text:p>
          </table:table-cell>
          <table:table-cell office:value-type="string" calcext:value-type="string">
            <text:p>Landuchio, Nicolao. 1958 [1562]. <text:span text:style-name="T41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9">Iltean </text:span><text:span text:style-name="T6">il ninçan</text:span><text:span text:style-name="T9">, da aztu ninçan</text:span></text:p>
          </table:table-cell>
          <table:table-cell office:value-type="string" calcext:value-type="string">
            <text:p>Landuchio’s <text:span text:style-name="T41">Dictionarium linguae cantabricae</text:span> (1562)</text:p>
          </table:table-cell>
          <table:table-cell office:value-type="string" calcext:value-type="string">
            <text:p>Landuchio, Nicolao. 1958 [1562]. <text:span text:style-name="T41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0">[…]</text:span> munduac <text:span text:style-name="T9">edequiric</text:span> <text:span text:style-name="T10">[…]</text:span> haydeac eta adisquideac urte gutis <text:span text:style-name="T9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41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9">egiciriq</text:span> <text:span text:style-name="T10">[…]</text:span> munduac <text:span text:style-name="T6">edequiric</text:span> <text:span text:style-name="T10">[…]</text:span> haydeac eta adisquideac urte gutis <text:span text:style-name="T9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41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9">egiciriq</text:span> <text:span text:style-name="T10">[…]</text:span> munduac <text:span text:style-name="T9">edequiric</text:span> <text:span text:style-name="T10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41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1">Parti nadinean Espaigniarát, ethorriren naiz çuetara : ecen sperança dut iragaitean ikussiren çaituztedala, eta </text:span><text:span text:style-name="T12">çueçaz</text:span><text:span text:style-name="T13"> </text:span><text:span text:style-name="T11">hara </text:span><text:span text:style-name="T13">guidaturen naicela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4">Eramã cedin </text:span><text:span text:style-name="T12">Spirituaz</text:span><text:span text:style-name="T13"> </text:span><text:span text:style-name="T11">desertura, deabru</text:span><text:span text:style-name="T12">az</text:span><text:span text:style-name="T13"> </text:span><text:span text:style-name="T11">tenta ledinçát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15">õcebitu içan baita</text:span><text:span text:style-name="T16"> Spiritu sainduaganic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9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7">Cerçaz </text:span><text:span text:style-name="T18">veztituren gara</text:span><text:span text:style-name="T19">?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7">Çuec-ere campotic guiçoney </text:span><text:span text:style-name="T18">eracusten çarete </text:span><text:span text:style-name="T17">iusto, baina barnean hypocrisiaz eta iniquitatez betheac çarete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0">Leizarraga’s </text:span>Testamentu Berria<text:span text:style-name="T10"> (1571)</text:span></text:p>
          </table:table-cell>
          <table:table-cell table:style-name="ce9" office:value-type="string" calcext:value-type="string">
            <text:p><text:span text:style-name="T49">Leizarraga, Joanes. 1990 </text:span><text:span text:style-name="T46">[</text:span><text:span text:style-name="T45">1571</text:span><text:span text:style-name="T46">]</text:span><text:span text:style-name="T45">. </text:span><text:span text:style-name="T47">Iesus Christ gure iaunaren testamentu berria, Othoitza ecclesiasticoen forma,Catechismea, Kalendrera, ABC edo christinoen instructionea</text:span><text:span text:style-name="T4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inistetandot <text:span text:style-name="T10">[…]</text:span> gueure Iaunag<text:span text:style-name="T16">â, zeyna </text:span><text:span text:style-name="T20">izançan concebidua</text:span><text:span text:style-name="T16"> Espiritu Santuen obraz</text:span></text:p>
          </table:table-cell>
          <table:table-cell table:style-name="ce7" office:value-type="string" calcext:value-type="string">
            <text:p><text:span text:style-name="T10">Betolatza’s </text:span>Doctrina christiana<text:span text:style-name="T10"> (1596)</text:span></text:p>
          </table:table-cell>
          <table:table-cell table:style-name="ce12" office:value-type="string" calcext:value-type="string">
            <text:p><text:span text:style-name="T11">Arana-Martija, Jose A. 1986. </text:span><text:span text:style-name="T50">Betolazaren “Doctrina christiana”. </text:span><text:span text:style-name="T51">Euskera</text:span><text:span text:style-name="T5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0">Betolatza’s </text:span>Doctrina christiana<text:span text:style-name="T10"> (1596)</text:span></text:p>
          </table:table-cell>
          <table:table-cell table:style-name="ce12" office:value-type="string" calcext:value-type="string">
            <text:p><text:span text:style-name="T11">Arana-Martija, Jose A. 1986. </text:span><text:span text:style-name="T50">Betolazaren “Doctrina christiana”. </text:span><text:span text:style-name="T51">Euskera</text:span><text:span text:style-name="T5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0">Betolatza’s </text:span>Doctrina christiana<text:span text:style-name="T10"> (1596)</text:span></text:p>
          </table:table-cell>
          <table:table-cell table:style-name="ce12" office:value-type="string" calcext:value-type="string">
            <text:p><text:span text:style-name="T11">Arana-Martija, Jose A. 1986. </text:span><text:span text:style-name="T50">Betolazaren “Doctrina christiana”. </text:span><text:span text:style-name="T51">Euskera</text:span><text:span text:style-name="T5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0"> (1596)</text:span></text:p>
          </table:table-cell>
          <table:table-cell table:style-name="ce10" office:value-type="string" calcext:value-type="string">
            <text:p><text:span text:style-name="T52">Lakarra, Joseba A. 1996. </text:span><text:span text:style-name="T53">Refranes y sentencias (1596): Ikerketak eta edizioa</text:span><text:span text:style-name="T5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7">Edo eguiaz nay guzurraz, </text:span><text:span text:style-name="T18">elicatuco nays</text:span></text:p>
          </table:table-cell>
          <table:table-cell table:style-name="ce7" office:value-type="string" calcext:value-type="string">
            <text:p>Refranes y sentencias<text:span text:style-name="T10"> (1596)</text:span></text:p>
          </table:table-cell>
          <table:table-cell table:style-name="ce10" office:value-type="string" calcext:value-type="string">
            <text:p><text:span text:style-name="T52">Lakarra, Joseba A. 1996. </text:span><text:span text:style-name="T53">Refranes y sentencias (1596): Ikerketak eta edizioa</text:span><text:span text:style-name="T5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office:value-type="string" calcext:value-type="string">
            <text:p>Church process (1597)</text:p>
          </table:table-cell>
          <table:table-cell office:value-type="string" calcext:value-type="string">
            <text:p>Reguero, Urtzi. 2019. <text:span text:style-name="T41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Conçebitu ninçam</text:span> maldadeetam</text:p>
          </table:table-cell>
          <table:table-cell office:value-type="string" calcext:value-type="string">
            <text:p><text:span text:style-name="T41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41">Karmel</text:span> 166, 37<text:span text:style-name="T54">‒47.</text:span>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0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<text:span text:style-name="T10">(</text:span><text:span text:style-name="T41">k</text:span><text:span text:style-name="T10">)</text:span>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<text:span text:style-name="T10">(</text:span><text:span text:style-name="T41">k</text:span><text:span text:style-name="T10">)</text:span>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41">a</text:span>(<text:span text:style-name="T41">k</text:span>) + <text:span text:style-name="T41">izan</text:span> (participle) + <text:span text:style-name="T41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41">Lazarraga eskuizkribuaren edizioa eta azterketa</text:span>, vol. 2: <text:span text:style-name="T41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<text:span text:style-name="T21">Emaztearen gaitzez </text:span><text:span text:style-name="T22">xikira zedina </text:span><text:span text:style-name="T21">adarreki </text:span><text:span text:style-name="T22">ehortz zedin</text:span>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table:style-name="ce11" office:value-type="string" calcext:value-type="string">
            <text:p><text:span text:style-name="T55">Oihenart, Arnaud. 2003 </text:span><text:span text:style-name="T56">[1657]</text:span><text:span text:style-name="T55">. </text:span><text:span text:style-name="T57">Euskal atsotitzak eta neurtitzak</text:span><text:span text:style-name="T5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style-name="ce13" table:number-columns-repeated="16375"/>
        </table:table-row>
        <table:table-row table:style-name="ro1">
          <table:table-cell table:style-name="ce6" office:value-type="string" calcext:value-type="string">
            <text:p><text:span text:style-name="T23">Emaztearen gaitzez </text:span><text:span text:style-name="T24">xikira zedina </text:span><text:span text:style-name="T23">adarreki </text:span><text:span text:style-name="T24">ehortz zedin</text:span>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41">Euskal atsotitzak eta neurtitzak</text:span> (1657)</text:p>
          </table:table-cell>
          <table:table-cell office:value-type="string" calcext:value-type="string">
            <text:p><text:span text:style-name="T49">Oihenart, Arnaud. 2003 </text:span><text:span text:style-name="T46">[1657]</text:span><text:span text:style-name="T45">. </text:span><text:span text:style-name="T47">Euskal atsotitzak eta neurtitzak</text:span><text:span text:style-name="T4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 </text:span><text:span text:style-name="T10">+ -</text:span><text:span text:style-name="T41">te</text:span><text:span text:style-name="T10">/-</text:span><text:span text:style-name="T41">ke</text:span>]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55">Oihenart, Arnaud. 2003 </text:span><text:span text:style-name="T56">[1657]</text:span><text:span text:style-name="T55">. </text:span><text:span text:style-name="T57">Euskal atsotitzak eta neurtitzak</text:span><text:span text:style-name="T5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style-name="ce13" table:number-columns-repeated="16375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55">Oihenart, Arnaud. 2003 </text:span><text:span text:style-name="T56">[1657]</text:span><text:span text:style-name="T55">. </text:span><text:span text:style-name="T57">Euskal atsotitzak eta neurtitzak</text:span><text:span text:style-name="T5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41">edin</text:span>]</text:p>
          </table:table-cell>
          <table:table-cell table:style-name="ce13" table:number-columns-repeated="16375"/>
        </table:table-row>
        <table:table-row table:style-name="ro1">
          <table:table-cell table:style-name="ce23" office:value-type="string" calcext:value-type="string">
            <text:p><text:span text:style-name="T25">Acusatcen naiz </text:span><text:span text:style-name="T26">seigarren mandamentuan, pecatu eguin dedala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27">Ciñatcen</text:span><text:span text:style-name="T28">, eta </text:span><text:span text:style-name="T29">santiguatcen gueradenean </text:span><text:span text:style-name="T26">confessatcen ditugu gueure fedè santuco mysterioaetan principalenac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30">Jesu-Christo bera, ceña </text:span><text:span text:style-name="T29">ofrecitcen zayon</text:span><text:span text:style-name="T31"> </text:span><text:span text:style-name="T32">altare santuan bere aita eternoari gueure remedioraco, crutce santuan </text:span><text:span text:style-name="T33">ofrecitu citzaion </text:span><text:span text:style-name="T32">becela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34">Jesu-Christo bera, ceña </text:span><text:span text:style-name="T35">ofrecitcen zayon </text:span><text:span text:style-name="T36">altare santuan bere aita eternoari gueure remedioraco, crutce santuan </text:span><text:span text:style-name="T37">ofrecitu citzaion</text:span><text:span text:style-name="T38"> </text:span><text:span text:style-name="T39">becela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28">Culpaz eduqui baceban ignorantcia, </text:span><text:span text:style-name="T29">eztcebala disculpatu </text:span><text:span text:style-name="T26">ignorantcia orrec culpa içatetic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<text:span text:style-name="T28">Bere pecatuaz </text:span><text:span text:style-name="T29">alabatu </text:span><text:span text:style-name="T26">ote </text:span><text:span text:style-name="T29">dan </text:span><text:span text:style-name="T26">iñoren aurrean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30">Bere vorondatez </text:span><text:span text:style-name="T27">loitu</text:span><text:span text:style-name="T40"> ote </text:span><text:span text:style-name="T27">dan</text:span><text:span text:style-name="T40">, edo procuratu ote deban </text:span><text:span text:style-name="T33">bere burua </text:span><text:span text:style-name="T32">loitcea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<text:span text:style-name="T28">Eta fiatu ote dan jaungoicoaren misericordian, sinisturic </text:span><text:span text:style-name="T29">salvatuco dala </text:span><text:span text:style-name="T26">aren medioz</text:span></text:p>
          </table:table-cell>
          <table:table-cell office:value-type="string" calcext:value-type="string">
            <text:p><text:span text:style-name="T42">Otxoa de Arin’s </text:span><text:span text:style-name="T43">Doctrina christianaren explicacioa</text:span><text:span text:style-name="T44"> (1713)</text:span></text:p>
          </table:table-cell>
          <table:table-cell table:style-name="ce9" office:value-type="string" calcext:value-type="string">
            <text:p><text:span text:style-name="T59">Otxoa de Arin, Joseph. 1902 </text:span><text:span text:style-name="T60">[1713]. </text:span><text:span text:style-name="T61">Doctrina christianaren explicacioa</text:span><text:span text:style-name="T6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41">izan</text:span>]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6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04T19:32:07.216000000</dc:date>
    <meta:editing-duration>PT7H</meta:editing-duration>
    <meta:editing-cycles>111</meta:editing-cycles>
    <meta:generator>LibreOffice/7.5.2.2$Windows_X86_64 LibreOffice_project/53bb9681a964705cf672590721dbc85eb4d0c3a2</meta:generator>
    <meta:document-statistic meta:table-count="1" meta:cell-count="695" meta:object-count="0"/>
  </office:meta>
</office:document-meta>
</file>